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able_20_Contents">
      <style:text-properties style:font-name="Verdana" fo:font-size="14pt" style:font-size-asian="14pt" style:font-size-complex="14pt"/>
    </style:style>
    <style:style style:name="P15" style:family="paragraph" style:parent-style-name="Text_20_body" style:list-style-name="L61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8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85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6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7" style:family="paragraph" style:parent-style-name="Text_20_body" style:list-style-name="L62">
      <style:paragraph-properties fo:margin-top="0cm" fo:margin-bottom="0cm" fo:line-height="150%" style:writing-mode="lr-tb"/>
    </style:style>
    <style:style style:name="P8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9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style:language-asian="ja" style:country-asian="JP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5113289502706926804" text:style-name="L1">
        <text:list-item>
          <text:p text:style-name="P18">REVIEW</text:p>
        </text:list-item>
        <text:list-item>
          <text:p text:style-name="P18">TASK-1 : start</text:p>
          <text:list>
            <text:list-item>
              <text:p text:style-name="P89">T-1.1</text:p>
              <text:list>
                <text:list-item>
                  <text:p text:style-name="P89">eclipst ==&gt; new task</text:p>
                </text:list-item>
                <text:list-item>
                  <text:p text:style-name="P89">DUP : controller : FxAdminController.php </text:p>
                  <text:list>
                    <text:list-item>
                      <text:p text:style-name="P18">==&gt; FxTesterController.php</text:p>
                    </text:list-item>
                  </text:list>
                </text:list-item>
                <text:list-item>
                  <text:p text:style-name="P18">edit</text:p>
                  <text:list>
                    <text:list-item>
                      <text:p text:style-name="P18"><text:span text:style-name="T1">#_ </text:span>class name</text:p>
                    </text:list-item>
                    <text:list-item>
                      <text:p text:style-name="P18"><text:span text:style-name="T1">#_ </text:span>index()</text:p>
                    </text:list-item>
                  </text:list>
                </text:list-item>
                <text:list-item>
                  <text:p text:style-name="P18">TEST : browse ==&gt; should error</text:p>
                  <text:list>
                    <text:list-item>
                      <text:p text:style-name="P18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8">T-1.2 : view</text:p>
              <text:list>
                <text:list-item>
                  <text:p text:style-name="P18">DUP : C:\WORKS_2\WS\Eclipse_Luna\Cake_IFM11\app\View\FxAdmin</text:p>
                  <text:list>
                    <text:list-item>
                      <text:p text:style-name="P18">==&gt; FxTester</text:p>
                    </text:list-item>
                  </text:list>
                </text:list-item>
                <text:list-item>
                  <text:p text:style-name="P18">edit file ==&gt; index.ctp</text:p>
                </text:list-item>
                <text:list-item>
                  <text:p text:style-name="P18">TEST : browse ==&gt; OK</text:p>
                </text:list-item>
              </text:list>
            </text:list-item>
            <text:list-item>
              <text:p text:style-name="P18"><text:soft-page-break/>T-1.3 : view → elements</text:p>
              <text:list>
                <text:list-item>
                  <text:p text:style-name="P18">DUP : fx_admins ==&gt; fx_testers</text:p>
                </text:list-item>
                <text:list-item>
                  <text:p text:style-name="P18">caller</text:p>
                </text:list-item>
                <text:list-item>
                  <text:p text:style-name="P18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94411933103172810" text:style-name="L2">
        <text:list-item>
          <text:p text:style-name="P19">TASK</text:p>
          <text:list>
            <text:list-item>
              <text:p text:style-name="P19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832817916467749850" text:style-name="L3">
        <text:list-item>
          <text:p text:style-name="P20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1160518481923223289" text:style-name="L4">
        <text:list-item>
          <text:p text:style-name="P21">REVIEW</text:p>
        </text:list-item>
        <text:list-item>
          <text:p text:style-name="P21">TASK-1</text:p>
          <text:list>
            <text:list-item>
              <text:list>
                <text:list-item>
                  <text:p text:style-name="P21">javascript : libfx.js // C:\WORKS_2\WS\Eclipse_Luna\Cake_IFM11\app\webroot\js\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view ==&gt; add js function</text:p>
                  <text:list>
                    <text:list-item>
                      <text:p text:style-name="P21">index.ctp</text:p>
                      <text:list>
                        <text:list-item>
                          <text:p text:style-name="P21">edit : “_idx_table_tr_Log_File” ==&gt; _idx_table_tr_Tester_1</text:p>
                        </text:list-item>
                      </text:list>
                    </text:list-item>
                    <text:list-item>
                      <text:p text:style-name="P21">element</text:p>
                      <text:list>
                        <text:list-item>
                          <text:p text:style-name="P21"><text:soft-page-break/><text:span text:style-name="T1">#_ </text:span>add string “Tester-1”</text:p>
                        </text:list-item>
                        <text:list-item>
                          <text:p text:style-name="P21"><text:span text:style-name="T1">#_ </text:span>css ==&gt; this td tag, class=”fx-tester_index_td_title”</text:p>
                        </text:list-item>
                        <text:list-item>
                          <text:p text:style-name="P2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1">js file</text:p>
                  <text:list>
                    <text:list-item>
                      <text:p text:style-name="P21">new FUNC : fx_tester_T_1()</text:p>
                      <text:list>
                        <text:list-item>
                          <text:p text:style-name="P21">sig</text:p>
                        </text:list-item>
                        <text:list-item>
                          <text:p text:style-name="P21">labels</text:p>
                        </text:list-item>
                        <text:list-item>
                          <text:p text:style-name="P21">caller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js ==&gt; ajax</text:p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>js</text:p>
                  <text:list>
                    <text:list-item>
                      <text:p text:style-name="P21">C/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2</text:p>
              <text:list>
                <text:list-item>
                  <text:p text:style-name="P21">php</text:p>
                  <text:list>
                    <text:list-item>
                      <text:p text:style-name="P21">new FUNC : fx_tester_T_1()</text:p>
                    </text:list-item>
                    <text:list-item>
                      <text:p text:style-name="P21">TEST ==&gt; <text:span text:style-name="T10">click</text:span></text:p>
                      <text:list>
                        <text:list-item>
                          <text:p text:style-name="P21">“ 500 (Internal Server Error)”</text:p>
                        </text:list-item>
                        <text:list-item>
                          <text:p text:style-name="P21">==&gt; OK</text:p>
                        </text:list-item>
                      </text:list>
                    </text:list-item>
                    <text:list-item>
                      <text:p text:style-name="P21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3 </text:p>
              <text:list>
                <text:list-item>
                  <text:p text:style-name="P21">view : new view</text:p>
                  <text:list>
                    <text:list-item>
                      <text:p text:style-name="P21">fx_tester__t_1.ctp</text:p>
                    </text:list-item>
                    <text:list-item>
                      <text:p text:style-name="P21"><text:soft-page-break/>TEST ==&gt; </text:p>
                      <text:list>
                        <text:list-item>
                          <text:p text:style-name="P21">PROBLEM : result ==&gt; not shown in div tag</text:p>
                          <text:list>
                            <text:list-item>
                              <text:p text:style-name="P2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 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new Class : BarData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new file : BarData.php</text:p>
                  <text:list>
                    <text:list-item>
                      <text:p text:style-name="P21">new class</text:p>
                    </text:list-item>
                  </text:list>
                </text:list-item>
                <text:list-item>
                  <text:p text:style-name="P21">AppController.php</text:p>
                  <text:list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: load page</text:p>
                  <text:list>
                    <text:list-item>
                      <text:p text:style-name="P21">==&gt; PASSED</text:p>
                    </text:list-item>
                  </text:list>
                </text:list-item>
                <text:list-item>
                  <text:p text:style-name="P21">controller : instance == gen.</text:p>
                  <text:list>
                    <text:list-item>
                      <text:p text:style-name="P21">“$bd = new BarData;”</text:p>
                    </text:list-item>
                    <text:list-item>
                      <text:p text:style-name="P21">TEST : load page</text:p>
                      <text:list>
                        <text:list-item>
                          <text:p text:style-name="P2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</text:p>
            </text:list-item>
            <text:list-item>
              <text:p text:style-name="P21"><text:span text:style-name="T1">#_ </text:span>T-3.2 </text:p>
              <text:list>
                <text:list-item>
                  <text:list>
                    <text:list-item>
                      <text:p text:style-name="P21">more class fields</text:p>
                    </text:list-item>
                  </text:list>
                </text:list-item>
                <text:list-item>
                  <text:p text:style-name="P2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52517367849457206" text:style-name="L5">
        <text:list-item>
          <text:p text:style-name="P22">TASK-1</text:p>
          <text:list>
            <text:list-item>
              <text:p text:style-name="P22">get ==&gt; list of BarDatas</text:p>
              <text:list>
                <text:list-item>
                  <text:p text:style-name="P22">//_20200104_163637:next</text:p>
                </text:list-item>
                <text:list-item>
                  <text:p text:style-name="P22">new FUNC : get_ListOf_BarDatas(...)</text:p>
                </text:list-item>
                <text:list-item>
                  <text:p text:style-name="P22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494106" text:continue-numbering="true" text:style-name="L5">
        <text:list-item>
          <text:list>
            <text:list-item>
              <text:p text:style-name="P22"/>
            </text:list-item>
            <text:list-item>
              <text:p text:style-name="P22"/>
            </text:list-item>
          </text:list>
        </text:list-item>
      </text:list>
      <text:p text:style-name="P4">[further]</text:p>
      <text:list xml:id="list1378705913548768746" text:style-name="L6">
        <text:list-item>
          <text:p text:style-name="P23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7509300" text:continue-list="list5113289502706926804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get ==&gt; list of BarDatas</text:p>
                  <text:list>
                    <text:list-item>
                      <text:p text:style-name="P18">//_20200104_163637:next</text:p>
                    </text:list-item>
                    <text:list-item>
                      <text:p text:style-name="P18">new FUNC : get_ListOf_BarDatas(...)</text:p>
                    </text:list-item>
                    <text:list-item>
                      <text:p text:style-name="P18">open file</text:p>
                    </text:list-item>
                  </text:list>
                </text:list-item>
                <text:list-item>
                  <text:p text:style-name="P81">steps</text:p>
                  <text:list>
                    <text:list-item>
                      <text:p text:style-name="P81">open file</text:p>
                    </text:list-item>
                    <text:list-item>
                      <text:p text:style-name="P81">read lines</text:p>
                    </text:list-item>
                  </text:list>
                </text:list-item>
              </text:list>
            </text:list-item>
            <text:list-item>
              <text:p text:style-name="P18"><text:soft-page-break/>T-1.1</text:p>
              <text:list>
                <text:list-item>
                  <text:p text:style-name="P18">new file : libfx_php</text:p>
                  <text:list>
                    <text:list-item>
                      <text:p text:style-name="P18">DUP : </text:p>
                    </text:list-item>
                    <text:list-item>
                      <text:p text:style-name="P18">require</text:p>
                    </text:list-item>
                  </text:list>
                </text:list-item>
                <text:list-item>
                  <text:p text:style-name="P18">TEST ==&gt; browse 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2</text:p>
              <text:list>
                <text:list-item>
                  <text:list>
                    <text:list-item>
                      <text:p text:style-name="P18">//_20200105_145737:tmp</text:p>
                    </text:list-item>
                    <text:list-item>
                      <text:p text:style-name="P18">new FUNC : get_ListOf_BarDatas(...)</text:p>
                    </text:list-item>
                  </text:list>
                </text:list-item>
                <text:list-item>
                  <text:p text:style-name="P18">sig</text:p>
                </text:list-item>
                <text:list-item>
                  <text:p text:style-name="P18">labels</text:p>
                  <text:list>
                    <text:list-item>
                      <text:p text:style-name="P18"><text:tab/><text:tab/>//_20200105_125406:caller</text:p>
                    </text:list-item>
                    <text:list-item>
                      <text:p text:style-name="P18"><text:tab/><text:tab/>//_20200105_125411:head</text:p>
                    </text:list-item>
                    <text:list-item>
                      <text:p text:style-name="P18"><text:tab/><text:tab/>//_20200105_125417:wl</text:p>
                    </text:list-item>
                  </text:list>
                </text:list-item>
                <text:list-item>
                  <text:p text:style-name="P18">TEST ==&gt; browse</text:p>
                  <text:list>
                    <text:list-item>
                      <text:p text:style-name="P18">==&gt; OK</text:p>
                    </text:list-item>
                  </text:list>
                </text:list-item>
              </text:list>
            </text:list-item>
            <text:list-item>
              <text:p text:style-name="P18">T-1.3 : open file → csv</text:p>
              <text:list>
                <text:list-item>
                  <text:p text:style-name="P18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384481991716873190" text:style-name="L7">
        <text:list-item>
          <text:p text:style-name="P24">TASK</text:p>
          <text:list>
            <text:list-item>
              <text:p text:style-name="P24">conv ==&gt; csv lines to → bardatas</text:p>
              <text:list>
                <text:list-item>
                  <text:p text:style-name="P24">new FUNC : conv_CSV_Lines_To_BarDatas($lo_CSV_Lines, $lenOf_Header_Lines : int) : $lo_BarDatas</text:p>
                </text:list-item>
                <text:list-item>
                  <text:p text:style-name="P24">//_20200105_153133:next</text:p>
                </text:list-item>
              </text:list>
            </text:list-item>
          </text:list>
        </text:list-item>
      </text:list>
      <text:p text:style-name="P4">[further]</text:p>
      <text:list xml:id="list4380202468255276963" text:style-name="L8">
        <text:list-item>
          <text:p text:style-name="P25"/>
        </text:list-item>
      </text:list>
      <text:p text:style-name="P13"><text:line-break/><text:span text:style-name="T2">[/ 20200105_153156]</text:span></text:p>
      <text:p text:style-name="P13"/>
      <text:p text:style-name="P8"><text:soft-page-break/></text:p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2076603600627585104" text:style-name="L9">
        <text:list-item>
          <text:p text:style-name="P26">REVIEW</text:p>
        </text:list-item>
        <text:list-item>
          <text:p text:style-name="P26">TASK-1 : </text:p>
          <text:list>
            <text:list-item>
              <text:list>
                <text:list-item>
                  <text:p text:style-name="P26">conv ==&gt; csv lines to → bardatas</text:p>
                  <text:list>
                    <text:list-item>
                      <text:p text:style-name="P26">new FUNC : conv_CSV_Lines_To_BarDatas($lo_CSV_Lines, $lenOf_Header_Lines : int) : $lo_BarDatas</text:p>
                    </text:list-item>
                    <text:list-item>
                      <text:p text:style-name="P26">//_20200105_153133:next</text:p>
                    </text:list-item>
                  </text:list>
                </text:list-item>
              </text:list>
            </text:list-item>
            <text:list-item>
              <text:p text:style-name="P26">T-2.1 </text:p>
              <text:list>
                <text:list-item>
                  <text:p text:style-name="P26">CODE : func “conv_CSV_Lines_To_BarDatas”</text:p>
                  <text:list>
                    <text:list-item>
                      <text:p text:style-name="P26">up to ==&gt; price_High</text:p>
                    </text:list-item>
                  </text:list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2.2</text:p>
              <text:list>
                <text:list-item>
                  <text:p text:style-name="P26">CODE</text:p>
                </text:list-item>
                <text:list-item>
                  <text:p text:style-name="P26">TEST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412951134502442931" text:style-name="L10">
        <text:list-item>
          <text:p text:style-name="P27">TASK</text:p>
          <text:list>
            <text:list-item>
              <text:p text:style-name="P27">new file : FxTester.php</text:p>
              <text:list>
                <text:list-item>
                  <text:p text:style-name="P27">==&gt; new func : test_T_1($lo_BarDatas) : ??</text:p>
                </text:list-item>
              </text:list>
            </text:list-item>
            <text:list-item>
              <text:p text:style-name="P27">//_20200105_174937:next</text:p>
            </text:list-item>
          </text:list>
        </text:list-item>
      </text:list>
      <text:p text:style-name="P4">[further]</text:p>
      <text:list xml:id="list20687923542711384" text:style-name="L11">
        <text:list-item>
          <text:p text:style-name="P28"/>
        </text:list-item>
      </text:list>
      <text:p text:style-name="P13"><text:line-break/><text:soft-pag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3455441748715544935" text:style-name="L12">
        <text:list-item>
          <text:p text:style-name="P29">REVIEW</text:p>
        </text:list-item>
        <text:list-item>
          <text:p text:style-name="P29">TASK-1 </text:p>
          <text:list>
            <text:list-item>
              <text:list>
                <text:list-item>
                  <text:p text:style-name="P29">new file : FxTester.php</text:p>
                  <text:list>
                    <text:list-item>
                      <text:p text:style-name="P29">==&gt; new func : test_T_1($lo_BarDatas) : ??</text:p>
                    </text:list-item>
                  </text:list>
                </text:list-item>
                <text:list-item>
                  <text:p text:style-name="P29">//_20200105_174937:next</text:p>
                </text:list-item>
              </text:list>
            </text:list-item>
            <text:list-item>
              <text:p text:style-name="P29">T-1.1 : “* step : 2<text:tab/> <text:tab/><text:tab/>tester ==&gt; exec”</text:p>
              <text:list>
                <text:list-item>
                  <text:p text:style-name="P29">new FUNC : fx_tester_T_1__Exec($lo_BarDatas); 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  <text:list>
                        <text:list-item>
                          <text:p text:style-name="P29"/>
                        </text:list-item>
                      </text:list>
                    </text:list-item>
                    <text:list-item>
                      <text:p text:style-name="P29">caller</text:p>
                    </text:list-item>
                    <text:list-item>
                      <text:p text:style-name="P29">empty lines</text:p>
                    </text:list-item>
                    <text:list-item>
                      <text:p text:style-name="P30">TEST ==&gt; OK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T-1.2 : draw ==&gt; flowchart </text:p>
              <text:list>
                <text:list-item>
                  <text:list>
                    <text:list-item>
                      <text:p text:style-name="P29">REF ==&gt; 44#8.43_7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1</text:p>
              <text:list>
                <text:list-item>
                  <text:list>
                    <text:list-item>
                      <text:p text:style-name="P29">new FILE : lib_tester.php (utils\fx)</text:p>
                    </text:list-item>
                  </text:list>
                </text:list-item>
              </text:list>
            </text:list-item>
            <text:list-item>
              <text:p text:style-name="P29"><text:span text:style-name="T1">#_ </text:span>SEG-1.2</text:p>
              <text:list>
                <text:list-item>
                  <text:list>
                    <text:list-item>
                      <text:p text:style-name="P29">change name ==&gt; FxEaTestersController</text:p>
                    </text:list-item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  <text:list-item>
              <text:p text:style-name="P29">T-1.3 : coding (lib_tester.php (utils\fx))</text:p>
              <text:list>
                <text:list-item>
                  <text:p text:style-name="P29"><text:soft-page-break/>“step : A : 1” ~~</text:p>
                </text:list-item>
                <text:list-item>
                  <text:p text:style-name="P29">~~ “B : 3” ==&gt; OK</text:p>
                </text:list-item>
              </text:list>
            </text:list-item>
            <text:list-item>
              <text:p text:style-name="P29">T-1.4</text:p>
              <text:list>
                <text:list-item>
                  <text:list>
                    <text:list-item>
                      <text:p text:style-name="P29">“j1”</text:p>
                    </text:list-item>
                  </text:list>
                </text:list-item>
                <text:list-item>
                  <text:p text:style-name="P29">==&gt; OK </text:p>
                </text:list-item>
              </text:list>
            </text:list-item>
            <text:list-item>
              <text:p text:style-name="P29"><text:span text:style-name="T1">#_ </text:span>SEG-1.3</text:p>
              <text:list>
                <text:list-item>
                  <text:list>
                    <text:list-item>
                      <text:p text:style-name="P29">“j1 : N” ==&gt; to a func</text:p>
                    </text:list-item>
                  </text:list>
                </text:list-item>
                <text:list-item>
                  <text:p text:style-name="P29">new FUNC : loop_J1_N($lo_BarDatas, $flg_Position)</text:p>
                  <text:list>
                    <text:list-item>
                      <text:p text:style-name="P29">sig</text:p>
                    </text:list-item>
                    <text:list-item>
                      <text:p text:style-name="P29">labels</text:p>
                    </text:list-item>
                    <text:list-item>
                      <text:p text:style-name="P29">caller</text:p>
                    </text:list-item>
                    <text:list-item>
                      <text:p text:style-name="P29">move lines ==&gt; to this func</text:p>
                    </text:list-item>
                    <text:list-item>
                      <text:p text:style-name="P29">TEST ==&gt; </text:p>
                    </text:list-item>
                  </text:list>
                </text:list-item>
              </text:list>
            </text:list-item>
            <text:list-item>
              <text:p text:style-name="P29">T-1.5 : “j1 : N : 1” ~~ </text:p>
              <text:list>
                <text:list-item>
                  <text:p text:style-name="P29">CODE : ~~ “j2 : Y/N : 1”</text:p>
                </text:list-item>
                <text:list-item>
                  <text:p text:style-name="P2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860540052341845578" text:style-name="L13">
        <text:list-item>
          <text:p text:style-name="P31">TASK : “j2 : Y : 2” ~~</text:p>
          <text:list>
            <text:list-item>
              <text:p text:style-name="P31">//_20200106_143611:next</text:p>
            </text:list-item>
          </text:list>
        </text:list-item>
      </text:list>
      <text:p text:style-name="P4">[further]</text:p>
      <text:list xml:id="list2324257931088289295" text:style-name="L14">
        <text:list-item>
          <text:p text:style-name="P32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5039870682714195362" text:style-name="L15">
        <text:list-item>
          <text:p text:style-name="P33">REVIEW </text:p>
        </text:list-item>
        <text:list-item>
          <text:p text:style-name="P33">TASK-1 : “j2 : Y : 2” ~~</text:p>
          <text:list>
            <text:list-item>
              <text:list>
                <text:list-item>
                  <text:p text:style-name="P33">//_20200106_143611:next</text:p>
                </text:list-item>
              </text:list>
            </text:list-item>
            <text:list-item>
              <text:p text:style-name="P33">T-1.1 : new FILE → Pos.php</text:p>
              <text:list>
                <text:list-item>
                  <text:p text:style-name="P33">DUP : BarData.php</text:p>
                </text:list-item>
                <text:list-item>
                  <text:p text:style-name="P33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3">dummy line : → use Pos</text:p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1.2 : “j2 : Y : 2”</text:p>
              <text:list>
                <text:list-item>
                  <text:p text:style-name="P33">~~ “j2 : Y : 3”</text:p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9165248920740407355" text:style-name="L16">
        <text:list-item>
          <text:p text:style-name="P34">TASK : “j2 : Y : 4” ~~</text:p>
          <text:list>
            <text:list-item>
              <text:p text:style-name="P34">//_20200106_175914:next</text:p>
            </text:list-item>
          </text:list>
        </text:list-item>
      </text:list>
      <text:p text:style-name="P4">[further]</text:p>
      <text:list xml:id="list2522945464484429913" text:style-name="L17">
        <text:list-item>
          <text:p text:style-name="P35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7439756194005631072" text:style-name="L18">
        <text:list-item>
          <text:p text:style-name="P36">REVIEW</text:p>
        </text:list-item>
        <text:list-item>
          <text:p text:style-name="P36"><text:soft-page-break/>TASK-1 : “j2 : Y : 4” ~~</text:p>
          <text:list>
            <text:list-item>
              <text:list>
                <text:list-item>
                  <text:p text:style-name="P36">//_20200106_175914:next</text:p>
                </text:list-item>
              </text:list>
            </text:list-item>
            <text:list-item>
              <text:p text:style-name="P36">T-1.1 </text:p>
              <text:list>
                <text:list-item>
                  <text:p text:style-name="P36">pos → init</text:p>
                  <text:list>
                    <text:list-item>
                      <text:p text:style-name="P36">new FUNC : init_Pos();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SEG-1</text:p>
              <text:list>
                <text:list-item>
                  <text:list>
                    <text:list-item>
                      <text:p text:style-name="P36">for-loop ==&gt; add param → $lo_Vals ==&gt; val_TP, a.o.</text:p>
                    </text:list-item>
                  </text:list>
                </text:list-item>
                <text:list-item>
                  <text:p text:style-name="P36">S-1.1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T-1.2 : “step : B : j2 : Y : 4.2 set ==&gt; new vals”</text:p>
              <text:list>
                <text:list-item>
                  <text:p text:style-name="P36">new FUNC : j2_Y_4_2()</text:p>
                  <text:list>
                    <text:list-item>
                      <text:p text:style-name="P36">//_20200107_152525:caller</text:p>
                    </text:list-item>
                    <text:list-item>
                      <text:p text:style-name="P36"/>
                    </text:list-item>
                  </text:list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462334522292884708" text:style-name="L19">
        <text:list-item>
          <text:p text:style-name="P37">TASK : “j2 : Y : 5”</text:p>
          <text:list>
            <text:list-item>
              <text:p text:style-name="P37">//_20200107_153029:next</text:p>
            </text:list-item>
          </text:list>
        </text:list-item>
      </text:list>
      <text:p text:style-name="P4">[further]</text:p>
      <text:list xml:id="list2866658254234241358" text:style-name="L20">
        <text:list-item>
          <text:p text:style-name="P38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7522992" text:continue-list="list37509300" text:style-name="L1">
        <text:list-item>
          <text:p text:style-name="P18">REVIEW</text:p>
        </text:list-item>
        <text:list-item>
          <text:p text:style-name="P18">TASK-1 : “j2 : Y : 5”</text:p>
          <text:list>
            <text:list-item>
              <text:list>
                <text:list-item>
                  <text:p text:style-name="P18">//_20200107_153029:next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new FUNC : get_Bar_Type($pos, $bd)q</text:p>
                  <text:list>
                    <text:list-item>
                      <text:p text:style-name="P18">sig</text:p>
                    </text:list-item>
                    <text:list-item>
                      <text:p text:style-name="P18">labels</text:p>
                    </text:list-item>
                    <text:list-item>
                      <text:p text:style-name="P18">caller</text:p>
                    </text:list-item>
                    <text:list-item>
                      <text:p text:style-name="P18">dummy line</text:p>
                    </text:list-item>
                    <text:list-item>
                      <text:p text:style-name="P1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41765116478833529" text:style-name="L21">
        <text:list-item>
          <text:p text:style-name="P39">TASK</text:p>
          <text:list>
            <text:list-item>
              <text:p text:style-name="P39">func : get_Bar_Type</text:p>
              <text:list>
                <text:list-item>
                  <text:p text:style-name="P39">new FUNC : get_Bar_Type__BUY(...)</text:p>
                </text:list-item>
                <text:list-item>
                  <text:p text:style-name="P39">//_20200109_181021:next</text:p>
                </text:list-item>
              </text:list>
            </text:list-item>
          </text:list>
        </text:list-item>
      </text:list>
      <text:p text:style-name="P4">[further]</text:p>
      <text:list xml:id="list4446913963465547114" text:style-name="L22">
        <text:list-item>
          <text:p text:style-name="P40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8324945749661110988" text:style-name="L23">
        <text:list-item>
          <text:p text:style-name="P41"><text:soft-page-break/>REVIEW</text:p>
        </text:list-item>
        <text:list-item>
          <text:p text:style-name="P41">TASK-1</text:p>
          <text:list>
            <text:list-item>
              <text:list>
                <text:list-item>
                  <text:p text:style-name="P41">func : get_Bar_Type</text:p>
                  <text:list>
                    <text:list-item>
                      <text:p text:style-name="P41">new FUNC : get_Bar_Type__BUY(...)</text:p>
                    </text:list-item>
                    <text:list-item>
                      <text:p text:style-name="P41">//_20200109_181021:next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ar_Type__BUY(...)</text:p>
                  <text:list>
                    <text:list-item>
                      <text:p text:style-name="P41">~~ “step : 1”</text:p>
                    </text:list-item>
                    <text:list-item>
                      <text:p text:style-name="P41">sig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<text:tab/><text:tab/>//_20200112_133506:caller</text:p>
                        </text:list-item>
                        <text:list-item>
                          <text:p text:style-name="P41"><text:tab/><text:tab/>//_20200112_133510:head</text:p>
                        </text:list-item>
                        <text:list-item>
                          <text:p text:style-name="P41"><text:tab/><text:tab/>//_20200112_133513:wl</text:p>
                        </text:list-item>
                      </text:list>
                    </text:list-item>
                    <text:list-item>
                      <text:p text:style-name="P41">caller</text:p>
                      <text:list>
                        <text:list-item>
                          <text:p text:style-name="P41"/>
                        </text:list-item>
                      </text:list>
                    </text:list-item>
                    <text:list-item>
                      <text:p text:style-name="P41">dummy</text:p>
                    </text:list-item>
                    <text:list-item>
                      <text:p text:style-name="P41">TEST =&gt; OK</text:p>
                    </text:list-item>
                  </text:list>
                </text:list-item>
              </text:list>
            </text:list-item>
            <text:list-item>
              <text:p text:style-name="P41">T-1.2 : “j1 : Y/N : 1”</text:p>
              <text:list>
                <text:list-item>
                  <text:p text:style-name="P41">CODE</text:p>
                  <text:list>
                    <text:list-item>
                      <text:p text:style-name="P41">//_20200112_135454:tmp</text:p>
                    </text:list-item>
                    <text:list-item>
                      <text:p text:style-name="P41">show log; show diff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T-1.3 : “j1 : N : 2”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581446227014854087" text:style-name="L24">
        <text:list-item>
          <text:p text:style-name="P42">TASK</text:p>
          <text:list>
            <text:list-item>
              <text:p text:style-name="P42">“j2 : N : 2” ~~</text:p>
              <text:list>
                <text:list-item>
                  <text:p text:style-name="P42">flowcharting</text:p>
                </text:list-item>
                <text:list-item>
                  <text:p text:style-name="P42"><text:soft-page-break/>memo=2020-01-12</text:p>
                </text:list-item>
                <text:list-item>
                  <text:p text:style-name="P42">//_20200112_142119:next</text:p>
                </text:list-item>
              </text:list>
            </text:list-item>
          </text:list>
        </text:list-item>
      </text:list>
      <text:p text:style-name="P4">[further]</text:p>
      <text:list xml:id="list8300656142029626027" text:style-name="L25">
        <text:list-item>
          <text:p text:style-name="P43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5584322405013955790" text:style-name="L26">
        <text:list-item>
          <text:p text:style-name="P44">REVIEW</text:p>
        </text:list-item>
        <text:list-item>
          <text:p text:style-name="P44">SEG-1 : “j2 : Y : 4” ==&gt; add more params</text:p>
          <text:list>
            <text:list-item>
              <text:p text:style-name="P44">S-1.1</text:p>
              <text:list>
                <text:list-item>
                  <text:p text:style-name="P44">TREE</text:p>
                  <text:list>
                    <text:list-item>
                      <text:p text:style-name="P44">LibEaTester::fx_tester_T_1__Exec</text:p>
                      <text:list>
                        <text:list-item>
                          <text:p text:style-name="P44">LibEaTester::loop_J1_N</text:p>
                          <text:list>
                            <text:list-item>
                              <text:p text:style-name="P44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EST ==&gt; OK</text:p>
            </text:list-item>
          </text:list>
        </text:list-item>
        <text:list-item>
          <text:p text:style-name="P44">SEG-2 : new FUNC : “show_Basic_Pos_Data($pos, __FILE__, __LINE__)”</text:p>
          <text:list>
            <text:list-item>
              <text:p text:style-name="P44">func</text:p>
              <text:list>
                <text:list-item>
                  <text:p text:style-name="P44">//_20200112_173733:tmp</text:p>
                </text:list-item>
                <text:list-item>
                  <text:p text:style-name="P44">sig</text:p>
                </text:list-item>
                <text:list-item>
                  <text:p text:style-name="P44">labels</text:p>
                  <text:list>
                    <text:list-item>
                      <text:p text:style-name="P44">//_20200112_173841:caller</text:p>
                    </text:list-item>
                    <text:list-item>
                      <text:p text:style-name="P44">//_20200112_173843:head</text:p>
                    </text:list-item>
                    <text:list-item>
                      <text:p text:style-name="P44">//_20200112_173846:wl</text:p>
                    </text:list-item>
                  </text:list>
                </text:list-item>
                <text:list-item>
                  <text:p text:style-name="P44"><text:soft-page-break/>caller</text:p>
                </text:list-item>
                <text:list-item>
                  <text:p text:style-name="P44">TEST ==&gt; OK</text:p>
                </text:list-item>
              </text:list>
            </text:list-item>
          </text:list>
        </text:list-item>
        <text:list-item>
          <text:p text:style-name="P44">TASK-1 : </text:p>
        </text:list-item>
      </text:list>
      <text:list xml:id="list37515565" text:continue-list="list37522992" text:style-name="L1">
        <text:list-item>
          <text:list>
            <text:list-item>
              <text:list>
                <text:list-item>
                  <text:p text:style-name="P18">“j2 : N : 2” ~~</text:p>
                  <text:list>
                    <text:list-item>
                      <text:p text:style-name="P18">flowcharting</text:p>
                    </text:list-item>
                    <text:list-item>
                      <text:p text:style-name="P18">memo=2020-01-12</text:p>
                    </text:list-item>
                    <text:list-item>
                      <text:p text:style-name="P18">//_20200112_142119:next</text:p>
                    </text:list-item>
                  </text:list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89423159793738511" text:style-name="L27">
        <text:list-item>
          <text:p text:style-name="P45">TASK : this ==&gt; TASK-1</text:p>
        </text:list-item>
      </text:list>
      <text:p text:style-name="P4">[further]</text:p>
      <text:list xml:id="list5535018978545682707" text:style-name="L28">
        <text:list-item>
          <text:p text:style-name="P46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2804281217533599122" text:style-name="L29">
        <text:list-item>
          <text:p text:style-name="P47">REVIEW</text:p>
        </text:list-item>
        <text:list-item>
          <text:p text:style-name="P47">TASK-1</text:p>
          <text:list>
            <text:list-item>
              <text:list>
                <text:list-item>
                  <text:p text:style-name="P47">“j2 : N : 2” ~~</text:p>
                  <text:list>
                    <text:list-item>
                      <text:p text:style-name="P47">flowcharting</text:p>
                    </text:list-item>
                    <text:list-item>
                      <text:p text:style-name="P47">memo=2020-01-12</text:p>
                    </text:list-item>
                    <text:list-item>
                      <text:p text:style-name="P47">//_20200112_142119:next</text:p>
                    </text:list-item>
                  </text:list>
                </text:list-item>
              </text:list>
            </text:list-item>
            <text:list-item>
              <text:p text:style-name="P47"><text:soft-page-break/>T-1.1</text:p>
              <text:list>
                <text:list-item>
                  <text:p text:style-name="P47">“j2 : N : 2” 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  <text:list-item>
          <text:p text:style-name="P47">TASK-2 : “j3 : N : 2” ~~</text:p>
          <text:list>
            <text:list-item>
              <text:p text:style-name="P47">T-2.1</text:p>
              <text:list>
                <text:list-item>
                  <text:p text:style-name="P47">“j3 : N : 2”</text:p>
                </text:list-item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2.2 : add “$strOf_Bar_Type”</text:p>
              <text:list>
                <text:list-item>
                  <text:p text:style-name="P47">“j4”</text:p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</text:list>
      <text:p text:style-name="P4">[next]</text:p>
      <text:list xml:id="list7864155196499270970" text:style-name="L30">
        <text:list-item>
          <text:p text:style-name="P48">TASK</text:p>
          <text:list>
            <text:list-item>
              <text:p text:style-name="P48">func “tester” : “j5” ~~</text:p>
            </text:list-item>
            <text:list-item>
              <text:p text:style-name="P48">func “get_Bar_Type($pos, $bd, $typeOf_Position)”</text:p>
              <text:list>
                <text:list-item>
                  <text:p text:style-name="P48">==&gt; add code : return</text:p>
                </text:list-item>
                <text:list-item>
                  <text:p text:style-name="P48">//_20200113_124813:next</text:p>
                </text:list-item>
              </text:list>
            </text:list-item>
          </text:list>
        </text:list-item>
      </text:list>
      <text:p text:style-name="P4">[further]</text:p>
      <text:list xml:id="list5241346801903713268" text:style-name="L31">
        <text:list-item>
          <text:p text:style-name="P49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7834647898333525004" text:style-name="L32">
        <text:list-item>
          <text:p text:style-name="P50">REVIEW</text:p>
        </text:list-item>
        <text:list-item>
          <text:p text:style-name="P50"><text:soft-page-break/>TASK-1</text:p>
          <text:list>
            <text:list-item>
              <text:list>
                <text:list-item>
                  <text:p text:style-name="P50">func “tester” : “j5” ~~</text:p>
                </text:list-item>
                <text:list-item>
                  <text:p text:style-name="P50">func “get_Bar_Type($pos, $bd, $typeOf_Position)”</text:p>
                  <text:list>
                    <text:list-item>
                      <text:p text:style-name="P50">==&gt; add code : return</text:p>
                    </text:list-item>
                    <text:list-item>
                      <text:p text:style-name="P50">//_20200113_124813:next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</text:p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36468868623621103" text:style-name="L33">
        <text:list-item>
          <text:p text:style-name="P51">TASK</text:p>
          <text:list>
            <text:list-item>
              <text:p text:style-name="P51">func “LibEaTester::loop_J1_N”</text:p>
              <text:list>
                <text:list-item>
                  <text:p text:style-name="P51">“j2 : N : 2” ~~</text:p>
                </text:list-item>
                <text:list-item>
                  <text:p text:style-name="P51">//_20200113_175050:next</text:p>
                </text:list-item>
              </text:list>
            </text:list-item>
          </text:list>
        </text:list-item>
      </text:list>
      <text:p text:style-name="P4">[further]</text:p>
      <text:list xml:id="list5212412594925537534" text:style-name="L34">
        <text:list-item>
          <text:p text:style-name="P52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2567449025604691074" text:style-name="L35">
        <text:list-item>
          <text:p text:style-name="P53">REVIEW</text:p>
        </text:list-item>
        <text:list-item>
          <text:p text:style-name="P53">TASK-1</text:p>
          <text:list>
            <text:list-item>
              <text:list>
                <text:list-item>
                  <text:p text:style-name="P53">func “LibEaTester::loop_J1_N”</text:p>
                  <text:list>
                    <text:list-item>
                      <text:p text:style-name="P53">“j2 : N : 2” ~~</text:p>
                    </text:list-item>
                    <text:list-item>
                      <text:p text:style-name="P53"><text:soft-page-break/>//_20200113_175050:next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//_20200114_115250:tmp</text:p>
                </text:list-item>
                <text:list-item>
                  <text:p text:style-name="P53">j2 ==&gt; false (dummy)</text:p>
                </text:list-item>
                <text:list-item>
                  <text:p text:style-name="P53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20887242541480552" text:style-name="L36">
        <text:list-item>
          <text:p text:style-name="P54">TASK</text:p>
          <text:list>
            <text:list-item>
              <text:p text:style-name="P54">func “loop_J1_N” ==&gt; add return val → bar type string</text:p>
            </text:list-item>
            <text:list-item>
              <text:p text:style-name="P54">//_20200114_121654:next</text:p>
            </text:list-item>
            <text:list-item>
              <text:p text:style-name="P54">edit</text:p>
              <text:list>
                <text:list-item>
                  <text:p text:style-name="P54">func caller line</text:p>
                </text:list-item>
              </text:list>
            </text:list-item>
          </text:list>
        </text:list-item>
      </text:list>
      <text:p text:style-name="P4">[further]</text:p>
      <text:list xml:id="list8005464722009178423" text:style-name="L37">
        <text:list-item>
          <text:p text:style-name="P55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4394934534913407540" text:style-name="L38">
        <text:list-item>
          <text:p text:style-name="P56">REVIEW</text:p>
        </text:list-item>
        <text:list-item>
          <text:p text:style-name="P56">TASK-1</text:p>
          <text:list>
            <text:list-item>
              <text:list>
                <text:list-item>
                  <text:p text:style-name="P56">func “loop_J1_N” ==&gt; add return val → bar type string</text:p>
                </text:list-item>
                <text:list-item>
                  <text:p text:style-name="P56">//_20200114_121654:next</text:p>
                </text:list-item>
                <text:list-item>
                  <text:p text:style-name="P56">edit</text:p>
                  <text:list>
                    <text:list-item>
                      <text:p text:style-name="P56">func caller line</text:p>
                    </text:list-item>
                  </text:list>
                </text:list-item>
              </text:list>
            </text:list-item>
            <text:list-item>
              <text:p text:style-name="P56"><text:soft-page-break/>T-1.1</text:p>
              <text:list>
                <text:list-item>
                  <text:p text:style-name="P56">CODE</text:p>
                </text:list-item>
                <text:list-item>
                  <text:p text:style-name="P56">TEST : //_20200114_115250:tmp ==&gt; var set to true</text:p>
                  <text:list>
                    <text:list-item>
                      <text:p text:style-name="P56">$flg_Position<text:tab/>true</text:p>
                    </text:list-item>
                    <text:list-item>
                      <text:p text:style-name="P56">$pos : st_idx = 0(NO ENTRY) / $pos-&gt;st_pr = 78.761</text:p>
                    </text:list-item>
                    <text:list-item>
                      <text:p text:style-name="P56">$typeOf_Bar<text:tab/>C5</text:p>
                    </text:list-item>
                    <text:list-item>
                      <text:p text:style-name="P56">==&gt; OK</text:p>
                    </text:list-item>
                    <text:list-item>
                      <text:p text:style-name="P56">PROBLEM : “Error: Cannot use object of type BarData as array”</text:p>
                      <text:list>
                        <text:list-item>
                          <text:p text:style-name="P56">TRY</text:p>
                          <text:list>
                            <text:list-item>
                              <text:p text:style-name="P56">TREE</text:p>
                              <text:list>
                                <text:list-item>
                                  <text:p text:style-name="P56">fx_tester_T_1__Exec</text:p>
                                </text:list-item>
                                <text:list-item>
                                  <text:p text:style-name="P56">&lt;= cont : fx_tester_T_1</text:p>
                                </text:list-item>
                                <text:list-item>
                                  <text:p text:style-name="P56">/ Libfx::get_ListOf_BarDatas()</text:p>
                                </text:list-item>
                                <text:list-item>
                                  <text:p text:style-name="P56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==&gt; SOLVED</text:p>
                        </text:list-item>
                      </text:list>
                    </text:list-item>
                    <text:list-item>
                      <text:p text:style-name="P56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7306813370018320" text:style-name="L39">
        <text:list-item>
          <text:p text:style-name="P57">TASK : after “j1” returned → section D</text:p>
          <text:list>
            <text:list-item>
              <text:p text:style-name="P57">//_20200116_142816:next</text:p>
            </text:list-item>
            <text:list-item>
              <text:p text:style-name="P57">==&gt; see memo : 44#10.2_5</text:p>
            </text:list-item>
          </text:list>
        </text:list-item>
      </text:list>
      <text:p text:style-name="P4">[further]</text:p>
      <text:list xml:id="list7888971010003628556" text:style-name="L40">
        <text:list-item>
          <text:p text:style-name="P58"/>
        </text:list-item>
      </text:list>
      <text:p text:style-name="P13"><text:line-break/><text:span text:style-name="T2">[/ 20200116_142928]</text:span></text:p>
      <text:p text:style-name="P13"/>
      <text:p text:style-name="P8"><text:soft-page-break/></text:p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2295925677641163988" text:style-name="L41">
        <text:list-item>
          <text:p text:style-name="P59">REVIEW</text:p>
        </text:list-item>
        <text:list-item>
          <text:p text:style-name="P59">TASK-1</text:p>
          <text:list>
            <text:list-item>
              <text:list>
                <text:list-item>
                  <text:p text:style-name="P90">after “j1” returned → section D</text:p>
                  <text:list>
                    <text:list-item>
                      <text:p text:style-name="P59">//_20200116_142816:next</text:p>
                    </text:list-item>
                    <text:list-item>
                      <text:p text:style-name="P59">==&gt; see memo : 44#10.2_5</text:p>
                    </text:list-item>
                  </text:list>
                </text:list-item>
              </text:list>
            </text:list-item>
            <text:list-item>
              <text:p text:style-name="P59"><text:span text:style-name="T1">#_ </text:span>SEG-1 : PROBLEM</text:p>
              <text:list>
                <text:list-item>
                  <text:p text:style-name="P59">bar data “2019.04.24 12:30” ==&gt; judged as C5</text:p>
                  <text:list>
                    <text:list-item>
                      <text:p text:style-name="P59">==&gt;should be C4</text:p>
                    </text:list-item>
                    <text:list-item>
                      <text:p text:style-name="P59">//_20200116_170153:fix</text:p>
                    </text:list-item>
                  </text:list>
                </text:list-item>
                <text:list-item>
                  <text:p text:style-name="P59">S-1.1</text:p>
                  <text:list>
                    <text:list-item>
                      <text:p text:style-name="P59">TREE</text:p>
                      <text:list>
                        <text:list-item>
                          <text:p text:style-name="P59">get_Bar_Type__BUY</text:p>
                        </text:list-item>
                        <text:list-item>
                          <text:p text:style-name="P59">&lt;== LibEaTester::get_Bar_Type__BUY($pos, $bd)</text:p>
                        </text:list-item>
                        <text:list-item>
                          <text:p text:style-name="P59">&lt;== get_Bar_Type($pos, $bd, $typeOf_Position)</text:p>
                        </text:list-item>
                        <text:list-item>
                          <text:p text:style-name="P59">&lt;== loop_J1_N($lo_BarDatas, $flg_Position, $idxOf_Loop, $pos, $lo_Vals)</text:p>
                          <text:list>
                            <text:list-item>
                              <text:p text:style-name="P59">$bd = $lo_BarDatas[$idxOf_Loop]</text:p>
                            </text:list-item>
                          </text:list>
                        </text:list-item>
                        <text:list-item>
                          <text:p text:style-name="P59">&lt;== fx_tester_T_1__Exec($lo_BarDatas)</text:p>
                        </text:list-item>
                      </text:list>
                    </text:list-item>
                    <text:list-item>
                      <text:p text:style-name="P59">? $lo_BarDatas ==&gt; where built ?</text:p>
                      <text:list>
                        <text:list-item>
                          <text:p text:style-name="P59">==&gt; cont : fx_tester_T_1()</text:p>
                        </text:list-item>
                        <text:list-item>
                          <text:p text:style-name="P59">// Libfx::get_ListOf_BarDatas()</text:p>
                        </text:list-item>
                        <text:list-item>
                          <text:p text:style-name="P59">==&gt; $lo_BarDatas = Libfx::conv_CSV_Lines_To_BarDatas($lo_CSV_Lines, <text:soft-page-break/>$lenOf_Header_Lines)</text:p>
                        </text:list-item>
                        <text:list-item>
                          <text:p text:style-name="P59">==&gt; “<text:tab/><text:tab/><text:tab/>$bd-&gt;price_High = $line[2];</text:p>
                        </text:list-item>
                        <text:list-item>
                          <text:p text:style-name="P59"><text:tab/><text:tab/><text:tab/>$bd-&gt;price_Low = $line[3];</text:p>
                        </text:list-item>
                        <text:list-item>
                          <text:p text:style-name="P59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59">S-1.2 : review ==&gt; csv file</text:p>
                  <text:list>
                    <text:list-item>
                      <text:p text:style-name="P59">open </text:p>
                    </text:list-item>
                    <text:list-item>
                      <text:p text:style-name="P59">search : “2019.04.24 12:30”</text:p>
                    </text:list-item>
                    <text:list-item>
                      <text:p text:style-name="P59">==&gt; “78.761;78.762;78.75700000000001;78.762” (open, H,L,close)</text:p>
                    </text:list-item>
                  </text:list>
                </text:list-item>
                <text:list-item>
                  <text:p text:style-name="P59">==&gt; DROP</text:p>
                </text:list-item>
              </text:list>
            </text:list-item>
            <text:list-item>
              <text:p text:style-name="P59"><text:span text:style-name="T1">#_ </text:span>SEG-2 : gen ==&gt; csv file</text:p>
              <text:list>
                <text:list-item>
                  <text:p text:style-name="P59">A/D, M15</text:p>
                </text:list-item>
                <text:list-item>
                  <text:p text:style-name="P59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59">gen</text:p>
                </text:list-item>
                <text:list-item>
                  <text:p text:style-name="P59">validate</text:p>
                  <text:list>
                    <text:list-item>
                      <text:p text:style-name="P59">2019.04.25 22:30 ==&gt; OK</text:p>
                    </text:list-item>
                    <text:list-item>
                      <text:p text:style-name="P59">2020.01.16 09:30 ==&gt; OK</text:p>
                    </text:list-item>
                  </text:list>
                </text:list-item>
                <text:list-item>
                  <text:p text:style-name="P59">S-2.1 : sliced file</text:p>
                  <text:list>
                    <text:list-item>
                      <text:p text:style-name="P59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59">S-2.2 : php file ==&gt; change file name</text:p>
                </text:list-item>
                <text:list-item>
                  <text:p text:style-name="P59">S-2.3</text:p>
                  <text:list>
                    <text:list-item>
                      <text:p text:style-name="P59">TEST : exec tester</text:p>
                      <text:list>
                        <text:list-item>
                          <text:p text:style-name="P59">==&gt; “$typeOf_Bar<text:tab/>C4” (2020.01.16 10:00)</text:p>
                        </text:list-item>
                        <text:list-item>
                          <text:p text:style-name="P5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9">T-1.1 : “step : D : 1 : 1”</text:p>
              <text:list>
                <text:list-item>
                  <text:p text:style-name="P59"><text:soft-page-break/>==&gt; OK</text:p>
                </text:list-item>
              </text:list>
            </text:list-item>
            <text:list-item>
              <text:p text:style-name="P59">T-1.2 : “step : D : 1 : 2” → dispatch</text:p>
              <text:list>
                <text:list-item>
                  <text:p text:style-name="P5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772403792132840638" text:style-name="L42">
        <text:list-item>
          <text:p text:style-name="P60">TASK : “step : D : 1 : 2-1” ~~</text:p>
          <text:list>
            <text:list-item>
              <text:p text:style-name="P60">//_20200116_173730:next</text:p>
            </text:list-item>
          </text:list>
        </text:list-item>
      </text:list>
      <text:p text:style-name="P4">[further]</text:p>
      <text:list xml:id="list2530620677164081437" text:style-name="L43">
        <text:list-item>
          <text:p text:style-name="P61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7295746573223585479" text:style-name="L44">
        <text:list-item>
          <text:p text:style-name="P62">REVIEW</text:p>
        </text:list-item>
        <text:list-item>
          <text:p text:style-name="P62">TASK-1 : “step : D : 1 : 2-1” ~~</text:p>
          <text:list>
            <text:list-item>
              <text:list>
                <text:list-item>
                  <text:p text:style-name="P62">//_20200116_173730:next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TEST ==&gt; “(step : D : 1 : 2-2) C4”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pan text:style-name="T1">#_ </text:span>SEG-1 : lib_ea_tester.php</text:p>
          <text:list>
            <text:list-item>
              <text:list>
                <text:list-item>
                  <text:p text:style-name="P62">for-loop : “$typeOf_Bar == CONS::$strOf_BarType__SL”</text:p>
                </text:list-item>
              </text:list>
            </text:list-item>
            <text:list-item>
              <text:p text:style-name="P62">S-1.1</text:p>
              <text:list>
                <text:list-item>
                  <text:p text:style-name="P62">CODE : //test:20200117_122008</text:p>
                </text:list-item>
                <text:list-item>
                  <text:p text:style-name="P62">TEST ==&gt; </text:p>
                  <text:list>
                    <text:list-item>
                      <text:p text:style-name="P6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text:soft-page-break/><text:span text:style-name="T1">#_ </text:span>SEG-2 </text:p>
          <text:list>
            <text:list-item>
              <text:list>
                <text:list-item>
                  <text:p text:style-name="P62">func : “LibEaTester::fx_tester_T_1__Exec($lo_BarDatas)”</text:p>
                  <text:list>
                    <text:list-item>
                      <text:p text:style-name="P62">==&gt; retrun vals</text:p>
                    </text:list-item>
                    <text:list-item>
                      <text:p text:style-name="P62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2">S-2.1</text:p>
              <text:list>
                <text:list-item>
                  <text:p text:style-name="P62">CODE</text:p>
                  <text:list>
                    <text:list-item>
                      <text:p text:style-name="P62">“$valOf_Ret” ==&gt; dec<text:span text:style-name="T10">lare at the top of the func : “fx_tester_T_1__Exec”</text:span></text:p>
                    </text:list-item>
                    <text:list-item>
                      <text:p text:style-name="P82"/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3</text:p>
          <text:list>
            <text:list-item>
              <text:list>
                <text:list-item>
                  <text:p text:style-name="P62">func : “LibEaTester::loop_J1_N”</text:p>
                  <text:list>
                    <text:list-item>
                      <text:p text:style-name="P62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4</text:p>
          <text:list>
            <text:list-item>
              <text:list>
                <text:list-item>
                  <text:p text:style-name="P62">cont : //_20200106_130954:caller</text:p>
                  <text:list>
                    <text:list-item>
                      <text:p text:style-name="P62">of the returned vals, add “pos” to an array</text:p>
                    </text:list-item>
                    <text:list-item>
                      <text:p text:style-name="P62">if not terminating condition positive (SL, TP, loop-thru)</text:p>
                      <text:list>
                        <text:list-item>
                          <text:p text:style-name="P62">==&gt; continue calling the func “fx_tester_T_1__Exec”</text:p>
                          <text:list>
                            <text:list-item>
                              <text:p text:style-name="P62">==&gt; with the param “$num_Loop_Start” → updated</text:p>
                            </text:list-item>
                            <text:list-item>
                              <text:p text:style-name="P62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SEG-5</text:p>
          <text:list>
            <text:list-item>
              <text:list>
                <text:list-item>
                  <text:p text:style-name="P62">cont :: fx_tester_T_1()</text:p>
                  <text:list>
                    <text:list-item>
                      <text:p text:style-name="P62">==&gt; section “LibEaTester::fx_tester_T_1__Exec($lo_BarDatas)”</text:p>
                      <text:list>
                        <text:list-item>
                          <text:p text:style-name="P62">==&gt; fold the section with “while” loop</text:p>
                        </text:list-item>
                        <text:list-item>
                          <text:p text:style-name="P62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 : “j1 : Y : 2” ~~</text:p>
          <text:list>
            <text:list-item>
              <text:p text:style-name="P62"><text:soft-page-break/>T-2.1 </text:p>
              <text:list>
                <text:list-item>
                  <text:list>
                    <text:list-item>
                      <text:p text:style-name="P62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60341882861644386" text:style-name="L45">
        <text:list-item>
          <text:p text:style-name="P63">TASK</text:p>
          <text:list>
            <text:list-item>
              <text:p text:style-name="P63">this : SEG-5, SEG-4, TASK-2</text:p>
            </text:list-item>
            <text:list-item>
              <text:p text:style-name="P63">//_20200117_125541:next</text:p>
            </text:list-item>
          </text:list>
        </text:list-item>
      </text:list>
      <text:p text:style-name="P4">[further]</text:p>
      <text:list xml:id="list8489461761828106746" text:style-name="L46">
        <text:list-item>
          <text:p text:style-name="P64"/>
        </text:list-item>
      </text:list>
      <text:p text:style-name="P13"><text:line-break/><text:span text:style-name="T2">[/ 20200117_125558]</text:span></text:p>
      <text:p text:style-name="P13"/>
      <text:p text:style-name="P8"/>
      <text:p text:style-name="P4"><text:span text:style-name="T4">16</text:span>---------------------------------------------------------------------------</text:p>
      <text:p text:style-name="P10">res free# JVEMV6 44#10.2_17 / 44. currency / 10. prog-php / 2. tester / <text:s/>20200118_153201</text:p>
      <text:p text:style-name="P10"/>
      <text:p text:style-name="P4">[do] <text:span text:style-name="T1">#_ </text:span></text:p>
      <text:list xml:id="list424976286632674565" text:style-name="L47">
        <text:list-item>
          <text:p text:style-name="P65">REVIEW</text:p>
        </text:list-item>
        <text:list-item>
          <text:p text:style-name="P65">TASK-1</text:p>
          <text:list>
            <text:list-item>
              <text:list>
                <text:list-item>
                  <text:p text:style-name="P65">cont :: fx_tester_T_1()</text:p>
                  <text:list>
                    <text:list-item>
                      <text:p text:style-name="P65">==&gt; section “LibEaTester::fx_tester_T_1__Exec($lo_BarDatas)”</text:p>
                      <text:list>
                        <text:list-item>
                          <text:p text:style-name="P65">==&gt; fold the section with “while” loop</text:p>
                        </text:list-item>
                        <text:list-item>
                          <text:p text:style-name="P65">==&gt; the func fx_tester_T_1__Exec($lo_BarDatas)<text:span text:style-name="T11"> returns “$numOf_Loop” as one of the return vals; if this variable is 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4"><text:soft-page-break/>//_20200117_125541:next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3">CODE</text:p>
                </text:list-item>
                <text:list-item>
                  <text:p text:style-name="P83">TEST ==&gt; OK</text:p>
                </text:list-item>
                <text:list-item>
                  <text:p text:style-name="P83">TEST-2 : “//test:20200117_122008” ==&gt; turn off</text:p>
                  <text:list>
                    <text:list-item>
                      <text:p text:style-name="P83">==&gt; ERROR : “Notice (8): Undefined offset: 3 [APP\Controller\FxTestController.php, line 135]”</text:p>
                    </text:list-item>
                    <text:list-item>
                      <text:p text:style-name="P83">TRY : inspect</text:p>
                      <text:list>
                        <text:list-item>
                          <text:p text:style-name="P83">==&gt; add code to → for-loop</text:p>
                        </text:list-item>
                      </text:list>
                    </text:list-item>
                    <text:list-item>
                      <text:p text:style-name="P83">TEST ==&gt; OK</text:p>
                    </text:list-item>
                  </text:list>
                </text:list-item>
              </text:list>
            </text:list-item>
            <text:list-item>
              <text:p text:style-name="P84"/>
            </text:list-item>
          </text:list>
        </text:list-item>
      </text:list>
      <text:p text:style-name="P4"/>
      <text:p text:style-name="P4">[next]</text:p>
      <text:list xml:id="list7291302485418470149" text:style-name="L48">
        <text:list-item>
          <text:p text:style-name="P66">TASK</text:p>
          <text:list>
            <text:list-item>
              <text:p text:style-name="P66">//_20200118_155832:next (cont)</text:p>
            </text:list-item>
            <text:list-item>
              <text:p text:style-name="P66">while-loop</text:p>
              <text:list>
                <text:list-item>
                  <text:p text:style-name="P66">iterate N times</text:p>
                </text:list-item>
                <text:list-item>
                  <text:p text:style-name="P66">returned “pos” val ==&gt; append to an array</text:p>
                </text:list-item>
              </text:list>
            </text:list-item>
          </text:list>
        </text:list-item>
      </text:list>
      <text:p text:style-name="P4">[further]</text:p>
      <text:list xml:id="list2513639795320101055" text:style-name="L49">
        <text:list-item>
          <text:p text:style-name="P67"/>
        </text:list-item>
      </text:list>
      <text:p text:style-name="P13"><text:line-break/><text:span text:style-name="T2">[/ 20200118_155943]</text:span></text:p>
      <text:p text:style-name="P8"/>
      <text:p text:style-name="P13"/>
      <text:p text:style-name="P4"><text:span text:style-name="T4">17</text:span>---------------------------------------------------------------------------</text:p>
      <text:p text:style-name="P10">res free# JVEMV6 44#10.2_18 / 44. currency / 10. prog-php / 2. tester / <text:s/>20200119_181058</text:p>
      <text:p text:style-name="P10"/>
      <text:p text:style-name="P4">[do] <text:span text:style-name="T1">#_ </text:span></text:p>
      <text:list xml:id="list6786955439872053620" text:style-name="L50">
        <text:list-item>
          <text:p text:style-name="P68"><text:soft-page-break/>REVIEW</text:p>
        </text:list-item>
        <text:list-item>
          <text:p text:style-name="P68">TASK-1</text:p>
          <text:list>
            <text:list-item>
              <text:list>
                <text:list-item>
                  <text:p text:style-name="P68">//_20200118_155832:next (cont)</text:p>
                </text:list-item>
                <text:list-item>
                  <text:p text:style-name="P68">while-loop</text:p>
                  <text:list>
                    <text:list-item>
                      <text:p text:style-name="P68">iterate N times</text:p>
                    </text:list-item>
                    <text:list-item>
                      <text:p text:style-name="P68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8">T-1.1 : while-loop ==&gt; iterate N times</text:p>
              <text:list>
                <text:list-item>
                  <text:p text:style-name="P68">CODE</text:p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T-1.2 : returned “pos” val ==&gt; append to an array</text:p>
              <text:list>
                <text:list-item>
                  <text:p text:style-name="P68">CODE</text:p>
                  <text:list>
                    <text:list-item>
                      <text:p text:style-name="P68">new var : $lo_Pos = array()</text:p>
                    </text:list-item>
                    <text:list-item>
                      <text:p text:style-name="P68">append pos</text:p>
                    </text:list-item>
                    <text:list-item>
                      <text:p text:style-name="P68">show num of pos instances</text:p>
                    </text:list-item>
                  </text:list>
                </text:list-item>
                <text:list-item>
                  <text:p text:style-name="P68">TEST ==&gt; OK</text:p>
                </text:list-item>
              </text:list>
            </text:list-item>
            <text:list-item>
              <text:p text:style-name="P68">SEG-1 : $lo_BarDatas ==&gt; ascending, or descending ?</text:p>
              <text:list>
                <text:list-item>
                  <text:p text:style-name="P68">S-1.1</text:p>
                  <text:list>
                    <text:list-item>
                      <text:p text:style-name="P68">debugging line</text:p>
                    </text:list-item>
                    <text:list-item>
                      <text:p text:style-name="P68">//_20200119_183513:tmp</text:p>
                    </text:list-item>
                  </text:list>
                </text:list-item>
                <text:list-item>
                  <text:p text:style-name="P68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93861001364160966" text:style-name="L51">
        <text:list-item>
          <text:p text:style-name="P69">TASK-1</text:p>
          <text:list>
            <text:list-item>
              <text:p text:style-name="P69">//_20200119_184045:next (cont)</text:p>
            </text:list-item>
            <text:list-item>
              <text:p text:style-name="P69">$lo_BarDatas ==&gt; reverse with a new FUNC</text:p>
              <text:list>
                <text:list-item>
                  <text:p text:style-name="P69">reverse_LO_BarDatas($lo_BarDatas, $strOf_Direction)</text:p>
                </text:list-item>
              </text:list>
            </text:list-item>
          </text:list>
        </text:list-item>
        <text:list-item>
          <text:p text:style-name="P69">TASK-2</text:p>
          <text:list>
            <text:list-item>
              <text:p text:style-name="P69">while-loop ==&gt; use $pos “st_idx” val</text:p>
            </text:list-item>
            <text:list-item>
              <text:p text:style-name="P69">==&gt; func “LibEaTester::fx_tester_T_1__Exec($lo_BarDatas)”</text:p>
              <text:list>
                <text:list-item>
                  <text:p text:style-name="P69">==&gt; add param : “$num_Loop_Start”</text:p>
                </text:list-item>
                <text:list-item>
                  <text:p text:style-name="P69"><text:soft-page-break/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8420892334675566581" text:style-name="L52">
        <text:list-item>
          <text:p text:style-name="P70"/>
        </text:list-item>
      </text:list>
      <text:p text:style-name="P13"><text:line-break/><text:span text:style-name="T2">[/ 20200119_184351]</text:span></text:p>
      <text:p text:style-name="P13"/>
      <text:p text:style-name="P8"/>
      <text:p text:style-name="P4"><text:span text:style-name="T4">18</text:span>---------------------------------------------------------------------------</text:p>
      <text:p text:style-name="P10">res free# JVEMV6 44#10.2_19 / 44. currency / 10. prog-php / 2. tester / <text:s/>20200120_150913</text:p>
      <text:p text:style-name="P10"/>
      <text:p text:style-name="P4">[do] <text:span text:style-name="T1">#_ </text:span></text:p>
      <text:list xml:id="list8920716115401760634" text:style-name="L53">
        <text:list-item>
          <text:p text:style-name="P71">REVIEW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119_184045:next (cont)</text:p>
                </text:list-item>
                <text:list-item>
                  <text:p text:style-name="P71">$lo_BarDatas ==&gt; reverse with a new FUNC</text:p>
                  <text:list>
                    <text:list-item>
                      <text:p text:style-name="P71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new FUNC</text:p>
                  <text:list>
                    <text:list-item>
                      <text:p text:style-name="P71">sig</text:p>
                    </text:list-item>
                    <text:list-item>
                      <text:p text:style-name="P71"><text:span text:style-name="T1">#_ </text:span>labels</text:p>
                      <text:list>
                        <text:list-item>
                          <text:p text:style-name="P71"><text:tab/><text:tab/>//_20200120_151446:caller</text:p>
                        </text:list-item>
                        <text:list-item>
                          <text:p text:style-name="P71"><text:tab/><text:tab/>//_20200120_151450:head</text:p>
                        </text:list-item>
                        <text:list-item>
                          <text:p text:style-name="P71"><text:tab/><text:tab/>//_20200120_151453:wl</text:p>
                        </text:list-item>
                      </text:list>
                    </text:list-item>
                    <text:list-item>
                      <text:p text:style-name="P71"><text:span text:style-name="T1">#_ </text:span>caller</text:p>
                    </text:list-item>
                    <text:list-item>
                      <text:p text:style-name="P71"><text:span text:style-name="T1">#_ </text:span>dummy lines</text:p>
                    </text:list-item>
                    <text:list-item>
                      <text:p text:style-name="P71">TEST ==&gt; OK</text:p>
                      <text:list>
                        <text:list-item>
                          <text:p text:style-name="P71"><office:annotation office:name="__Annotation__6702_740636637"><dc:creator>iwabuchi ken</dc:creator><dc:date>2020-01-20T15:34:57.48</dc:date><text:p text:style-name="P91"><text:span text:style-name="T13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<text:soft-page-break/>SEG-1 : log file ==&gt; add time stamp</text:p>
            </text:list-item>
            <text:list-item>
              <text:p text:style-name="P71">T-1.2</text:p>
              <text:list>
                <text:list-item>
                  <text:p text:style-name="P71">CODE</text:p>
                  <text:list>
                    <text:list-item>
                      <text:p text:style-name="P71">sorting</text:p>
                      <text:list>
                        <text:list-item>
                          <text:p text:style-name="P71">skeleton</text:p>
                        </text:list-item>
                      </text:list>
                    </text:list-item>
                    <text:list-item>
                      <text:p text:style-name="P71">coding ==&gt; 4 cases</text:p>
                    </text:list-item>
                  </text:list>
                </text:list-item>
                <text:list-item>
                  <text:p text:style-name="P7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61996467434392628" text:style-name="L54">
        <text:list-item>
          <text:p text:style-name="P72">TASK</text:p>
          <text:list>
            <text:list-item>
              <text:p text:style-name="P72">//_20200117_125541:next</text:p>
            </text:list-item>
            <text:list-item>
              <text:p text:style-name="P72">while-loop ==&gt; use $pos “st_idx” val</text:p>
            </text:list-item>
            <text:list-item>
              <text:p text:style-name="P72">==&gt; func “LibEaTester::fx_tester_T_1__Exec($lo_BarDatas)”</text:p>
              <text:list>
                <text:list-item>
                  <text:p text:style-name="P72">==&gt; add param : “$num_Loop_Start”</text:p>
                </text:list-item>
                <text:list-item>
                  <text:p text:style-name="P72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7232442086230406093" text:style-name="L55">
        <text:list-item>
          <text:p text:style-name="P73"/>
        </text:list-item>
      </text:list>
      <text:p text:style-name="P13"><text:line-break/><text:span text:style-name="T2">[/ 20200120_163543]</text:span></text:p>
      <text:p text:style-name="P13"/>
      <text:p text:style-name="P8"/>
      <text:p text:style-name="P13"/>
      <text:p text:style-name="P4"><text:span text:style-name="T4">19</text:span>---------------------------------------------------------------------------</text:p>
      <text:p text:style-name="P10">res free# JVEMV6 44#10.2_20 / 44. currency / 10. prog-php / 2. tester / <text:s/>20200121_170544</text:p>
      <text:p text:style-name="P10"/>
      <text:p text:style-name="P4">[do] <text:span text:style-name="T1">#_ </text:span></text:p>
      <text:list xml:id="list8852947370025705242" text:style-name="L62">
        <text:list-item>
          <text:p text:style-name="P87"><text:span text:style-name="T8">REVIEW</text:span></text:p>
        </text:list-item>
        <text:list-item>
          <text:p text:style-name="P87"><text:span text:style-name="T8">TASK-1</text:span></text:p>
          <text:list>
            <text:list-item>
              <text:list>
                <text:list-item>
                  <text:p text:style-name="P78"><text:soft-page-break/>//_20200117_125541:next</text:p>
                </text:list-item>
                <text:list-item>
                  <text:p text:style-name="P78">while-loop ==&gt; use $pos “st_idx” val</text:p>
                </text:list-item>
                <text:list-item>
                  <text:p text:style-name="P78">==&gt; func “LibEaTester::fx_tester_T_1__Exec($lo_BarDatas)”</text:p>
                  <text:list>
                    <text:list-item>
                      <text:p text:style-name="P78">==&gt; add param : “$num_Loop_Start”</text:p>
                    </text:list-item>
                    <text:list-item>
                      <text:p text:style-name="P78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8">T-1.1 </text:p>
              <text:list>
                <text:list-item>
                  <text:p text:style-name="P78"><text:span text:style-name="T1">#_ </text:span>add param to func ==&gt; LibEaTester::fx_tester_T_1__Exec($lo_BarDatas)</text:p>
                  <text:list>
                    <text:list-item>
                      <text:p text:style-name="P78">==&gt; “$_num_Loop_Start”</text:p>
                    </text:list-item>
                  </text:list>
                </text:list-item>
                <text:list-item>
                  <text:p text:style-name="P78">edit : caller lines</text:p>
                  <text:list>
                    <text:list-item>
                      <text:p text:style-name="P78">//_20200121_170907:tmp</text:p>
                    </text:list-item>
                  </text:list>
                </text:list-item>
                <text:list-item>
                  <text:p text:style-name="P78">add : debug lines ==&gt; LibEaTester::fx_tester_T_1__Exec($lo_BarDatas)</text:p>
                  <text:list>
                    <text:list-item>
                      <text:p text:style-name="P78">//debug:20200121_171036</text:p>
                    </text:list-item>
                  </text:list>
                </text:list-item>
                <text:list-item>
                  <text:p text:style-name="P78">TEST ==&gt; OK ::]20200121_171442</text:p>
                </text:list-item>
              </text:list>
            </text:list-item>
            <text:list-item>
              <text:p text:style-name="P78">T-1.2 : “$_num_Loop_Start” ==&gt; update with “$pos” data</text:p>
              <text:list>
                <text:list-item>
                  <text:p text:style-name="P78">//_20200121_171609:tmp</text:p>
                </text:list-item>
                <text:list-item>
                  <text:p text:style-name="P78">debug ==&gt; “$pos-&gt;st_id;”</text:p>
                  <text:list>
                    <text:list-item>
                      <text:p text:style-name="P78">CODE</text:p>
                    </text:list-item>
                    <text:list-item>
                      <text:p text:style-name="P78">TEST ==&gt; OK</text:p>
                    </text:list-item>
                  </text:list>
                </text:list-item>
                <text:list-item>
                  <text:p text:style-name="P78">$_num_Loop_Start ==&gt; update</text:p>
                  <text:list>
                    <text:list-item>
                      <text:p text:style-name="P78">CODE</text:p>
                    </text:list-item>
                    <text:list-item>
                      <text:p text:style-name="P7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98335722058935184" text:style-name="L56">
        <text:list-item>
          <text:p text:style-name="P74">TASK</text:p>
          <text:list>
            <text:list-item>
              <text:p text:style-name="P74">“$numOf_Loop” //_20200121_172537:next</text:p>
            </text:list-item>
            <text:list-item>
              <text:p text:style-name="P74">if “$numOf_Loop” ==&gt; reaches to a number (N1) → break while</text:p>
              <text:list>
                <text:list-item>
                  <text:p text:style-name="P74">N1 = lenOf_BarDats – X (X = 3, tentative)</text:p>
                </text:list-item>
              </text:list>
            </text:list-item>
          </text:list>
        </text:list-item>
      </text:list>
      <text:p text:style-name="P4">[further]</text:p>
      <text:list xml:id="list3548860523537793605" text:style-name="L57">
        <text:list-item>
          <text:p text:style-name="P75"><text:soft-page-break/></text:p>
        </text:list-item>
      </text:list>
      <text:p text:style-name="P13"><text:line-break/><text:span text:style-name="T2">[/ 20200121_172717]</text:span></text:p>
      <text:p text:style-name="P13"/>
      <text:p text:style-name="P4"><text:span text:style-name="T12">@@@</text:span></text:p>
      <text:p text:style-name="P13"/>
      <text:p text:style-name="P4"><text:span text:style-name="T4">20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507173" text:continue-list="list37515565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4"/>
      <text:p text:style-name="P4">[next]</text:p>
      <text:list xml:id="list5510604459350761385" text:style-name="L63">
        <text:list-item>
          <text:p text:style-name="P79">TASK</text:p>
        </text:list-item>
      </text:list>
      <text:p text:style-name="P4">[further]</text:p>
      <text:list xml:id="list4429786477000561945" text:style-name="L64">
        <text:list-item>
          <text:p text:style-name="P80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<text:soft-page-break/>res free# JVEMV6 44#10.2_XX / 44. currency / 10. prog-php / 2. tester / <text:s/>XXXX</text:p>
      <text:p text:style-name="P10"/>
      <text:p text:style-name="P4">[do] <text:span text:style-name="T1">#_ </text:span></text:p>
      <text:list xml:id="list37495852" text:continue-list="list37507173" text:style-name="L1">
        <text:list-item>
          <text:p text:style-name="P18">REVIEW</text:p>
        </text:list-item>
        <text:list-item>
          <text:p text:style-name="P18">TASK-1</text:p>
        </text:list-item>
      </text:list>
      <text:p text:style-name="P4"/>
      <text:p text:style-name="P4">[next]</text:p>
      <text:list xml:id="list1303924266188835913" text:style-name="L58">
        <text:list-item>
          <text:p text:style-name="P76">TASK</text:p>
        </text:list-item>
      </text:list>
      <text:p text:style-name="P4">[further]</text:p>
      <text:list xml:id="list3799428338908742568" text:style-name="L59">
        <text:list-item>
          <text:p text:style-name="P77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4275190513775613799" text:style-name="L60">
        <text:list-item>
          <text:p text:style-name="P8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517543" text:continue-numbering="true" text:style-name="L60">
        <text:list-item>
          <text:p text:style-name="P85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1576450043568481960" text:style-name="L61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ext:soft-page-break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11031" text:continue-numbering="true" text:style-name="L61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7502651" text:continue-numbering="true" text:style-name="L61">
        <text:list-item>
          <text:p text:style-name="P15">move “<text:span text:style-name="T5">@@@</text:span>”</text:p>
        </text:list-item>
        <text:list-item>
          <text:p text:style-name="P86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1T17:29:18.22</dc:date>
    <dc:creator>iwabuchi ken</dc:creator>
    <meta:editing-duration>P1DT7H19M6S</meta:editing-duration>
    <meta:editing-cycles>107</meta:editing-cycles>
    <meta:generator>OpenOffice/4.1.3$Win32 OpenOffice.org_project/413m1$Build-9783</meta:generator>
    <meta:document-statistic meta:table-count="5" meta:image-count="0" meta:object-count="0" meta:page-count="32" meta:paragraph-count="698" meta:word-count="2890" meta:character-count="18932"/>
  </office:meta>
</office:document-meta>
</file>